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ccff" fo:border="0.002cm solid #000000"/>
    </style:style>
    <style:style style:name="ce4" style:family="table-cell" style:parent-style-name="Default">
      <style:table-cell-properties fo:background-color="#66ffff" fo:border="0.002cm solid #000000"/>
    </style:style>
    <style:style style:name="ce5" style:family="table-cell" style:parent-style-name="Default" style:data-style-name="N11">
      <style:table-cell-properties fo:background-color="#ff3333" fo:border="0.002cm solid #000000"/>
    </style:style>
    <style:style style:name="ce6" style:family="table-cell" style:parent-style-name="Default" style:data-style-name="N1">
      <style:table-cell-properties fo:border="0.002cm solid #000000"/>
    </style:style>
    <style:style style:name="ce7" style:family="table-cell" style:parent-style-name="Default" style:data-style-name="N1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 table:style-name="ce1" office:value-type="string">
            <text:p>Mov</text:p>
          </table:table-cell>
        </table:table-row>
        <table:table-row table:style-name="ro1">
          <table:table-cell/>
          <table:table-cell office:value-type="string">
            <text:p>Tier 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ier 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romogains</text:p>
          </table:table-cell>
          <table:table-cell table:style-name="ce1" table:formula="of:=[.C3]-[.C2]" office:value-type="float" office:value="10">
            <text:p>10</text:p>
          </table:table-cell>
          <table:table-cell table:style-name="ce1" table:formula="of:=[.D3]-[.D2]" office:value-type="float" office:value="2">
            <text:p>2</text:p>
          </table:table-cell>
          <table:table-cell table:style-name="ce1" table:formula="of:=[.E3]-[.E2]" office:value-type="float" office:value="1">
            <text:p>1</text:p>
          </table:table-cell>
          <table:table-cell table:style-name="ce1" table:formula="of:=[.F3]-[.F2]" office:value-type="float" office:value="1">
            <text:p>1</text:p>
          </table:table-cell>
          <table:table-cell table:style-name="ce1" table:formula="of:=[.G3]-[.G2]" office:value-type="float" office:value="4">
            <text:p>4</text:p>
          </table:table-cell>
          <table:table-cell table:style-name="ce1" table:formula="of:=[.H3]-[.H2]" office:value-type="float" office:value="0">
            <text:p>0</text:p>
          </table:table-cell>
          <table:table-cell table:style-name="ce1" table:formula="of:=[.I3]-[.I2]" office:value-type="float" office:value="4">
            <text:p>4</text:p>
          </table:table-cell>
          <table:table-cell table:style-name="ce1" table:formula="of:=[.J3]-[.J2]" office:value-type="float" office:value="3">
            <text:p>3</text:p>
          </table:table-cell>
          <table:table-cell table:style-name="ce1" table:formula="of:=[.K3]-[.K2]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Class</text:p>
          </table:table-cell>
          <table:table-cell table:style-name="ce4" office:value-type="float" office:value="0.6">
            <text:p>0,6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">
            <text:p>0,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-0.1">
            <text:p>-0,1</text:p>
          </table:table-cell>
          <table:table-cell/>
        </table:table-row>
        <table:table-row table:style-name="ro1">
          <table:table-cell/>
          <table:table-cell office:value-type="string">
            <text:p>Enemy</text:p>
          </table:table-cell>
          <table:table-cell table:style-name="ce4" office:value-type="float" office:value="0.9">
            <text:p>0,9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.2">
            <text:p>0,2</text:p>
          </table:table-cell>
          <table:table-cell table:style-name="ce4"/>
          <table:table-cell table:style-name="ce4" office:value-type="float" office:value="0.2">
            <text:p>0,2</text:p>
          </table:table-cell>
          <table:table-cell table:style-name="ce4" office:value-type="float" office:value="0.1">
            <text:p>0,1</text:p>
          </table:table-cell>
          <table:table-cell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table:formula="of:=IF([.C7]+[.C8]&lt;0;0;[.C7]+[.C8])" office:value-type="percentage" office:value="1.5">
            <text:p>150,00%</text:p>
          </table:table-cell>
          <table:table-cell table:style-name="ce5" table:formula="of:=IF([.D7]+[.D8]&lt;0;0;[.D7]+[.D8])" office:value-type="percentage" office:value="0.45">
            <text:p>45,00%</text:p>
          </table:table-cell>
          <table:table-cell table:style-name="ce5" table:formula="of:=IF([.E7]+[.E8]&lt;0;0;[.E7]+[.E8])" office:value-type="percentage" office:value="0">
            <text:p>0,00%</text:p>
          </table:table-cell>
          <table:table-cell table:style-name="ce5" table:formula="of:=IF([.F7]+[.F8]&lt;0;0;[.F7]+[.F8])" office:value-type="percentage" office:value="0.5">
            <text:p>50,00%</text:p>
          </table:table-cell>
          <table:table-cell table:style-name="ce5" table:formula="of:=IF([.G7]+[.G8]&lt;0;0;[.G7]+[.G8])" office:value-type="percentage" office:value="0.2">
            <text:p>20,00%</text:p>
          </table:table-cell>
          <table:table-cell table:style-name="ce5" table:formula="of:=IF([.H7]+[.H8]&lt;0;0;[.H7]+[.H8])" office:value-type="percentage" office:value="0">
            <text:p>0,00%</text:p>
          </table:table-cell>
          <table:table-cell table:style-name="ce5" table:formula="of:=IF([.I7]+[.I8]&lt;0;0;[.I7]+[.I8])" office:value-type="percentage" office:value="0.5">
            <text:p>50,00%</text:p>
          </table:table-cell>
          <table:table-cell table:style-name="ce5" table:formula="of:=IF([.J7]+[.J8]&lt;0;0;[.J7]+[.J8])" office:value-type="percentage" office:value="0">
            <text:p>0,00%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Level 1</text:p>
          </table:table-cell>
          <table:table-cell table:style-name="ce6" table:formula="of:=[.C2]" office:value-type="float" office:value="18">
            <text:p>18</text:p>
          </table:table-cell>
          <table:table-cell table:style-name="ce6" table:formula="of:=[.D2]" office:value-type="float" office:value="6">
            <text:p>6</text:p>
          </table:table-cell>
          <table:table-cell table:style-name="ce6" table:formula="of:=[.E2]" office:value-type="float" office:value="0">
            <text:p>0</text:p>
          </table:table-cell>
          <table:table-cell table:style-name="ce6" table:formula="of:=[.F2]" office:value-type="float" office:value="2">
            <text:p>2</text:p>
          </table:table-cell>
          <table:table-cell table:style-name="ce6" table:formula="of:=[.G2]" office:value-type="float" office:value="0">
            <text:p>0</text:p>
          </table:table-cell>
          <table:table-cell table:style-name="ce6" table:formula="of:=[.H2]" office:value-type="float" office:value="0">
            <text:p>0</text:p>
          </table:table-cell>
          <table:table-cell table:style-name="ce6" table:formula="of:=[.I2]" office:value-type="float" office:value="11">
            <text:p>11</text:p>
          </table:table-cell>
          <table:table-cell table:style-name="ce6" table:formula="of:=[.J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Level 20</text:p>
          </table:table-cell>
          <table:table-cell table:style-name="ce6" table:formula="of:=IF([.C2]+[.C9]*19&gt;60;60;[.C2]+[.C9]*19)" office:value-type="float" office:value="46.5">
            <text:p>47</text:p>
          </table:table-cell>
          <table:table-cell table:style-name="ce6" table:formula="of:=IF([.D2]+[.D9]*19&gt;20;20;[.D2]+[.D9]*19)" office:value-type="float" office:value="14.55">
            <text:p>15</text:p>
          </table:table-cell>
          <table:table-cell table:style-name="ce6" table:formula="of:=IF([.E2]+[.E9]*19&gt;20;20;[.E2]+[.E9]*19)" office:value-type="float" office:value="0">
            <text:p>0</text:p>
          </table:table-cell>
          <table:table-cell table:style-name="ce6" table:formula="of:=IF([.F2]+[.F9]*19&gt;20;20;[.F2]+[.F9]*19)" office:value-type="float" office:value="11.5">
            <text:p>12</text:p>
          </table:table-cell>
          <table:table-cell table:style-name="ce6" table:formula="of:=IF([.G2]+[.G9]*19&gt;20;20;[.G2]+[.G9]*19)" office:value-type="float" office:value="3.8">
            <text:p>4</text:p>
          </table:table-cell>
          <table:table-cell table:style-name="ce6" table:formula="of:=IF([.H2]+[.H9]*19&gt;20;20;[.H2]+[.H9]*19)" office:value-type="float" office:value="0">
            <text:p>0</text:p>
          </table:table-cell>
          <table:table-cell table:style-name="ce6" table:formula="of:=IF([.I2]+[.I9]*19&gt;20;20;[.I2]+[.I9]*19)" office:value-type="float" office:value="20">
            <text:p>20</text:p>
          </table:table-cell>
          <table:table-cell table:style-name="ce6" table:formula="of:=IF([.J2]+[.J9]*19&gt;20;20;[.J2]+[.J9]*19)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Lvl 1 Promo</text:p>
          </table:table-cell>
          <table:table-cell table:style-name="ce6" table:formula="of:=[.C12]+[.C4]" office:value-type="float" office:value="56.5">
            <text:p>57</text:p>
          </table:table-cell>
          <table:table-cell table:style-name="ce6" table:formula="of:=[.D12]+[.D4]" office:value-type="float" office:value="16.55">
            <text:p>17</text:p>
          </table:table-cell>
          <table:table-cell table:style-name="ce6" table:formula="of:=[.E12]+[.E4]" office:value-type="float" office:value="1">
            <text:p>1</text:p>
          </table:table-cell>
          <table:table-cell table:style-name="ce6" table:formula="of:=[.F12]+[.F4]" office:value-type="float" office:value="12.5">
            <text:p>13</text:p>
          </table:table-cell>
          <table:table-cell table:style-name="ce6" table:formula="of:=[.G12]+[.G4]" office:value-type="float" office:value="7.8">
            <text:p>8</text:p>
          </table:table-cell>
          <table:table-cell table:style-name="ce6" table:formula="of:=[.H12]+[.H4]" office:value-type="float" office:value="0">
            <text:p>0</text:p>
          </table:table-cell>
          <table:table-cell table:style-name="ce6" table:formula="of:=[.I12]+[.I4]" office:value-type="float" office:value="24">
            <text:p>24</text:p>
          </table:table-cell>
          <table:table-cell table:style-name="ce6" table:formula="of:=[.J12]+[.J4]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DIFFERENCE</text:p>
          </table:table-cell>
          <table:table-cell table:style-name="ce7" table:formula="of:=[.C15]-[.C3]" office:value-type="float" office:value="28.5">
            <text:p>29</text:p>
          </table:table-cell>
          <table:table-cell table:style-name="ce7" table:formula="of:=[.D15]-[.D3]" office:value-type="float" office:value="8.55">
            <text:p>9</text:p>
          </table:table-cell>
          <table:table-cell table:style-name="ce7" table:formula="of:=[.E15]-[.E3]" office:value-type="float" office:value="0">
            <text:p>0</text:p>
          </table:table-cell>
          <table:table-cell table:style-name="ce7" table:formula="of:=[.F15]-[.F3]" office:value-type="float" office:value="9.5">
            <text:p>10</text:p>
          </table:table-cell>
          <table:table-cell table:style-name="ce7" table:formula="of:=[.G15]-[.G3]" office:value-type="float" office:value="3.8">
            <text:p>4</text:p>
          </table:table-cell>
          <table:table-cell table:style-name="ce7" table:formula="of:=[.H15]-[.H3]" office:value-type="float" office:value="0">
            <text:p>0</text:p>
          </table:table-cell>
          <table:table-cell table:style-name="ce7" table:formula="of:=[.I15]-[.I3]" office:value-type="float" office:value="9">
            <text:p>9</text:p>
          </table:table-cell>
          <table:table-cell table:style-name="ce7" table:formula="of:=[.J15]-[.J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Skl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Def </text:p>
          </table:table-cell>
          <table:table-cell table:style-name="ce1" office:value-type="string">
            <text:p>Res</text:p>
          </table:table-cell>
          <table:table-cell/>
        </table:table-row>
        <table:table-row table:style-name="ro1">
          <table:table-cell office:value-type="string">
            <text:p>Promoted</text:p>
          </table:table-cell>
          <table:table-cell table:style-name="Default" office:value-type="string">
            <text:p>Class</text:p>
          </table:table-cell>
          <table:table-cell table:style-name="ce4" office:value-type="float" office:value="0.6">
            <text:p>0,6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">
            <text:p>0,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-0.1">
            <text:p>-0,1</text:p>
          </table:table-cell>
          <table:table-cell/>
        </table:table-row>
        <table:table-row table:style-name="ro1">
          <table:table-cell/>
          <table:table-cell table:style-name="Default" office:value-type="string">
            <text:p>Enemy</text:p>
          </table:table-cell>
          <table:table-cell table:style-name="ce4" office:value-type="float" office:value="0.9">
            <text:p>0,9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.2">
            <text:p>0,2</text:p>
          </table:table-cell>
          <table:table-cell table:style-name="ce4"/>
          <table:table-cell table:number-columns-repeated="2" table:style-name="ce4" office:value-type="float" office:value="0.2">
            <text:p>0,2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 table:style-name="ce8" table:formula="of:=[.C19]+[.C20]" office:value-type="percentage" office:value="1.5">
            <text:p>150,00%</text:p>
          </table:table-cell>
          <table:table-cell table:style-name="ce8" table:formula="of:=[.D19]+[.D20]" office:value-type="percentage" office:value="0.45">
            <text:p>45,00%</text:p>
          </table:table-cell>
          <table:table-cell table:style-name="ce8" table:formula="of:=[.E19]+[.E20]" office:value-type="percentage" office:value="0">
            <text:p>0,00%</text:p>
          </table:table-cell>
          <table:table-cell table:style-name="ce8" table:formula="of:=[.F19]+[.F20]" office:value-type="percentage" office:value="0.5">
            <text:p>50,00%</text:p>
          </table:table-cell>
          <table:table-cell table:style-name="ce8" table:formula="of:=[.G19]+[.G20]" office:value-type="percentage" office:value="0.2">
            <text:p>20,00%</text:p>
          </table:table-cell>
          <table:table-cell table:style-name="ce8" table:formula="of:=[.H19]+[.H20]" office:value-type="percentage" office:value="0">
            <text:p>0,00%</text:p>
          </table:table-cell>
          <table:table-cell table:style-name="ce8" table:formula="of:=[.I19]+[.I20]" office:value-type="percentage" office:value="0.5">
            <text:p>50,00%</text:p>
          </table:table-cell>
          <table:table-cell table:style-name="ce8" table:formula="of:=[.J19]+[.J20]" office:value-type="percentage" office:value="0.1">
            <text:p>10,00%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Lord stuff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13.03.2021</text:date>, <text:time>18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4M</meta:editing-duration>
    <meta:editing-cycles>18</meta:editing-cycles>
    <meta:generator>OpenOffice/4.1.9$Win32 OpenOffice.org_project/419m1$Build-9805</meta:generator>
    <dc:date>2021-03-13T18:49:38.09</dc:date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